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1ebf" officeooo:paragraph-rsid="00071ebf"/>
    </style:style>
    <style:style style:name="P2" style:family="paragraph" style:parent-style-name="Standard">
      <style:paragraph-properties fo:margin-left="2.501cm" fo:margin-right="0cm" fo:text-indent="-0.635cm" style:auto-text-indent="false"/>
      <style:text-properties officeooo:rsid="000a362d" officeooo:paragraph-rsid="000a362d"/>
    </style:style>
    <style:style style:name="P3" style:family="paragraph" style:parent-style-name="Standard" style:list-style-name="L2">
      <style:text-properties officeooo:rsid="000a362d" officeooo:paragraph-rsid="000a362d"/>
    </style:style>
    <style:style style:name="P4" style:family="paragraph" style:parent-style-name="Standard" style:list-style-name="L2">
      <style:paragraph-properties fo:margin-left="2.501cm" fo:margin-right="0cm" fo:text-indent="-0.635cm" style:auto-text-indent="false"/>
      <style:text-properties officeooo:rsid="00071ebf" officeooo:paragraph-rsid="00071ebf"/>
    </style:style>
    <style:style style:name="P5" style:family="paragraph" style:parent-style-name="Standard" style:list-style-name="L2">
      <style:paragraph-properties fo:margin-left="2.501cm" fo:margin-right="0cm" fo:text-indent="-0.635cm" style:auto-text-indent="false"/>
      <style:text-properties officeooo:rsid="00086642" officeooo:paragraph-rsid="00086642"/>
    </style:style>
    <style:style style:name="P6" style:family="paragraph" style:parent-style-name="Standard" style:list-style-name="L2">
      <style:paragraph-properties fo:margin-left="2.501cm" fo:margin-right="0cm" fo:text-indent="-0.635cm" style:auto-text-indent="false"/>
      <style:text-properties officeooo:rsid="000a362d" officeooo:paragraph-rsid="000a362d"/>
    </style:style>
    <style:style style:name="P7" style:family="paragraph" style:parent-style-name="Standard" style:list-style-name="L2">
      <style:paragraph-properties fo:margin-left="2.501cm" fo:margin-right="0cm" fo:text-indent="-0.635cm" style:auto-text-indent="false"/>
      <style:text-properties officeooo:rsid="000c1a0a" officeooo:paragraph-rsid="000c1a0a"/>
    </style:style>
    <style:style style:name="P8" style:family="paragraph" style:parent-style-name="Standard" style:list-style-name="L2">
      <style:paragraph-properties fo:margin-left="2.501cm" fo:margin-right="0cm" fo:text-indent="-0.635cm" style:auto-text-indent="false"/>
      <style:text-properties officeooo:rsid="000dbe83" officeooo:paragraph-rsid="000dbe83"/>
    </style:style>
    <style:style style:name="P9" style:family="paragraph" style:parent-style-name="Standard" style:list-style-name="L2">
      <style:paragraph-properties fo:margin-left="0cm" fo:margin-right="0cm" fo:text-indent="0cm" style:auto-text-indent="false"/>
      <style:text-properties officeooo:rsid="000dbe83" officeooo:paragraph-rsid="000dbe83"/>
    </style:style>
    <style:style style:name="P10" style:family="paragraph" style:parent-style-name="Standard" style:list-style-name="L1">
      <style:paragraph-properties fo:margin-left="1.251cm" fo:margin-right="0cm" fo:text-indent="-0.635cm" style:auto-text-indent="false"/>
      <style:text-properties officeooo:rsid="00086642" officeooo:paragraph-rsid="00086642"/>
    </style:style>
    <style:style style:name="P11" style:family="paragraph" style:parent-style-name="Standard" style:list-style-name="L2">
      <style:paragraph-properties fo:margin-left="1.251cm" fo:margin-right="0cm" fo:text-indent="-0.635cm" style:auto-text-indent="false"/>
      <style:text-properties officeooo:rsid="000dbe83" officeooo:paragraph-rsid="000dbe83"/>
    </style:style>
    <style:style style:name="T1" style:family="text">
      <style:text-properties officeooo:rsid="000c1a0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ruttura tesi:</text:p>
      <text:p text:style-name="P1"/>
      <text:list xml:id="list7612420162619305773" text:style-name="L1">
        <text:list-item>
          <text:p text:style-name="P10">Progetto spazi Unimi (15-18)</text:p>
        </text:list-item>
      </text:list>
      <text:list xml:id="list3537572578158430597" text:style-name="L2">
        <text:list-item>
          <text:p text:style-name="P4">Introduzione al progetto Spazi – Unimi (2-3)</text:p>
        </text:list-item>
        <text:list-item>
          <text:p text:style-name="P5">Esplorazione del problema e dei dati forniti per risolverlo (2-3)</text:p>
        </text:list-item>
        <text:list-item>
          <text:p text:style-name="P5">Scelta di tool, tecnologie e tecniche di sviluppo (2-3) </text:p>
        </text:list-item>
        <text:list-item>
          <text:p text:style-name="P6">Estrazione dati dai file DXF (5-6)</text:p>
        </text:list-item>
        <text:list-item>
          <text:p text:style-name="P6">Estrazione dati dai file CSV (2-3)</text:p>
        </text:list-item>
        <text:list-item>
          <text:p text:style-name="P6">Salvataggio dei dati in MongoDB (2-3)</text:p>
        </text:list-item>
      </text:list>
      <text:p text:style-name="P2"/>
      <text:list xml:id="list100039855183615" text:continue-numbering="true" text:style-name="L2">
        <text:list-item>
          <text:p text:style-name="P3">Integrazione e validazione delle diverse fonti di dati edilizi (25-30)</text:p>
        </text:list-item>
        <text:list-item>
          <text:p text:style-name="P6">Data Merging: teoria e possibili utilizzi (6-7)</text:p>
        </text:list-item>
        <text:list-item>
          <text:p text:style-name="P6">Analisi dei dati (da DXF e CSV) (4-5)</text:p>
        </text:list-item>
        <text:list-item>
          <text:p text:style-name="P6">Definizione di un sistema non dipendente dall'ordine di esecuzione (2-3)</text:p>
        </text:list-item>
        <text:list-item>
          <text:p text:style-name="P6">Strategie di merging dei dati adottate (<text:span text:style-name="T1">5-6</text:span>)</text:p>
        </text:list-item>
        <text:list-item>
          <text:p text:style-name="P6">Possibili miglioramenti (<text:span text:style-name="T1">2-3</text:span>)</text:p>
        </text:list-item>
        <text:list-item>
          <text:p text:style-name="P6">Reporting degli errori e delle criticità (2-3)</text:p>
        </text:list-item>
        <text:list-item>
          <text:p text:style-name="P7">Indirizzo ben formato: teoria e possibile utilizzo (2-3)</text:p>
        </text:list-item>
        <text:list-item>
          <text:p text:style-name="P8">Definizione di un DBAnalysis per avere statistiche specifiche sul Merge (2-3)</text:p>
          <text:p text:style-name="P8"/>
        </text:list-item>
        <text:list-item>
          <text:p text:style-name="P11">Considerazioni finali e presentazione dei risultati (8-10)</text:p>
        </text:list-item>
        <text:list-item>
          <text:p text:style-name="P8">Definizione di API e prototipo App (3-4)</text:p>
        </text:list-item>
        <text:list-item>
          <text:p text:style-name="P8">Statistiche sui tempi di calcolo e di risposta del DB (1-2)</text:p>
        </text:list-item>
        <text:list-item>
          <text:p text:style-name="P8">Considerazioni sullo sviluppo del progetto (2-3)</text:p>
        </text:list-item>
        <text:list-item>
          <text:p text:style-name="P8">Miglioramenti/crescita dal lato personale (2-3)</text:p>
          <text:p text:style-name="P9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olo </meta:initial-creator>
    <meta:creation-date>2015-03-17T09:06:56.071262052</meta:creation-date>
    <dc:date>2015-03-17T10:00:39.696925038</dc:date>
    <dc:creator>Paolo </dc:creator>
    <meta:editing-duration>PT35M19S</meta:editing-duration>
    <meta:editing-cycles>4</meta:editing-cycles>
    <meta:generator>LibreOffice/4.2.7.2$Linux_X86_64 LibreOffice_project/420m0$Build-2</meta:generator>
    <meta:document-statistic meta:table-count="0" meta:image-count="0" meta:object-count="0" meta:page-count="1" meta:paragraph-count="24" meta:word-count="179" meta:character-count="1066" meta:non-whitespace-character-count="930"/>
  </office:meta>
</office:document-meta>
</file>